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6.025cm" fo:break-before="auto" style:use-optimal-row-height="true"/>
    </style:style>
    <style:style style:name="ro25" style:family="table-row">
      <style:table-row-properties style:row-height="2.427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6-28T09:27:12.05">
            <text:p>0628 <text:s/>92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6-28T09:27:12.05">
            <text:p>0628 <text:s/>927</text:p>
          </table:table-cell>
          <table:table-cell table:style-name="ce8" table:formula="of:=NOW()" office:value-type="date" office:date-value="2022-06-28T09:27:12.05">
            <text:p>0628 <text:s/>92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6-28T09:27:12.05">
            <text:p>0628 <text:s/>92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6-28T09:27:12.05">
            <text:p>0628 <text:s/>927</text:p>
          </table:table-cell>
          <table:table-cell table:style-name="ce8" table:formula="of:=NOW()" office:value-type="date" office:date-value="2022-06-28T09:27:12.05">
            <text:p>0628 <text:s/>92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9999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6-28T09:27:12.36">
            <text:p>2022/6/28 9:27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022/06/28</text:date>, <text:time>09:2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6-28T09:27:11.70</dc:date>
    <dc:creator>iwabuchi ken</dc:creator>
    <meta:editing-duration>P18DT9H48M50S</meta:editing-duration>
    <meta:editing-cycles>2540</meta:editing-cycles>
    <meta:generator>OpenOffice/4.1.3$Win32 OpenOffice.org_project/413m1$Build-9783</meta:generator>
    <meta:document-statistic meta:table-count="2" meta:cell-count="826" meta:object-count="0"/>
  </office:meta>
</office:document-meta>
</file>